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officeooo:rsid="001f4de6" officeooo:paragraph-rsid="001f4de6" style:font-size-asian="17.5pt" style:font-size-complex="20pt"/>
    </style:style>
    <style:style style:name="P2" style:family="paragraph" style:parent-style-name="Standard">
      <style:text-properties style:font-name="Droid Sans" fo:font-size="14pt" officeooo:rsid="001f4de6" officeooo:paragraph-rsid="001f4de6" style:font-size-asian="12.25pt" style:font-size-complex="14pt"/>
    </style:style>
    <style:style style:name="P3" style:family="paragraph" style:parent-style-name="Standard">
      <style:text-properties style:font-name="Droid Sans" fo:font-size="14pt" officeooo:rsid="0020f5be" officeooo:paragraph-rsid="0020f5be" style:font-size-asian="12.25pt" style:font-size-complex="14pt"/>
    </style:style>
    <style:style style:name="P4" style:family="paragraph" style:parent-style-name="Standard">
      <style:text-properties style:font-name="Droid Sans" fo:font-size="14pt" officeooo:rsid="00219fa8" officeooo:paragraph-rsid="00219fa8" style:font-size-asian="12.25pt" style:font-size-complex="14pt"/>
    </style:style>
    <style:style style:name="P5" style:family="paragraph" style:parent-style-name="Standard">
      <style:text-properties style:font-name="Droid Sans" fo:font-size="14pt" officeooo:rsid="00226744" officeooo:paragraph-rsid="00226744" style:font-size-asian="12.25pt" style:font-size-complex="14pt"/>
    </style:style>
    <style:style style:name="P6" style:family="paragraph" style:parent-style-name="Standard">
      <style:paragraph-properties fo:text-align="start" style:justify-single-word="false"/>
      <style:text-properties style:font-name="Ubuntu" fo:font-size="14pt" officeooo:rsid="001f4de6" officeooo:paragraph-rsid="001f4de6" style:font-size-asian="12.25pt" style:font-size-complex="14pt"/>
    </style:style>
    <style:style style:name="P7" style:family="paragraph" style:parent-style-name="Standard">
      <style:text-properties officeooo:paragraph-rsid="00226744"/>
    </style:style>
    <style:style style:name="P8" style:family="paragraph" style:parent-style-name="Standard" style:list-style-name="L2">
      <style:text-properties officeooo:paragraph-rsid="00226744"/>
    </style:style>
    <style:style style:name="T1" style:family="text">
      <style:text-properties officeooo:rsid="0020f5be"/>
    </style:style>
    <style:style style:name="T2" style:family="text">
      <style:text-properties style:font-name="Droid Sans" fo:font-size="14pt" officeooo:rsid="00226744" style:font-size-asian="12.25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PREGUNTAS</text:p>
      <text:p text:style-name="P1"/>
      <text:p text:style-name="P2">a. ¿Cómo implementa Backtracking la recorrida sobre el espacio de soluciones?</text:p>
      <text:p text:style-name="P6"/>
      <text:p text:style-name="P6">Los algoritmos basados en Backtracking proceden construyendo la tupla solución componente a componente y evaluando si el prefijo de tupla que se tiene en cada momento tiene posibilidades de conducir a una tupla solución, si no existe tal posibilidad se descarta el valor de dicha componente y se analiza con otro valor para la misma. Si no quedan valores para dicha componente se descarta el valor de la penúltima componente y se sigue de esta forma hasta agotar el espacio de soluciones.</text:p>
      <text:p text:style-name="P2"/>
      <text:p text:style-name="P2"/>
      <text:p text:style-name="P2">b. ¿Qué diferencia a Backtracking de los algoritmos de “fuerza bruta”?</text:p>
      <text:p text:style-name="P2"/>
      <text:p text:style-name="P2">Un algoritmo de fuerza bruta hallaria todas las soluciones posibles a cirto problema, luego se fijaria cual de ellas cumple con las restrinciones dadas. Para esto el algoritmo debe chequear todos los subconjuntos generados, lo que llevaria a un tiempo de ejecución muy elevado. </text:p>
      <text:p text:style-name="P2">Por otro lado tenemos a los algoritmos basados en Backtracking, que son mas eficientes en tiempo de ejecución. Estos algoritmos cuentan con ciertas restrinciones y condiciónes que hacen que el espacio de soluciones generado sea mas chico <text:span text:style-name="T1">(</text:span>comparando con todas las soluciones posibles<text:span text:style-name="T1">). Como resultado, se buscara la solucion en un conjunto de soluciones mas chico.</text:span></text:p>
      <text:p text:style-name="P2"/>
      <text:p text:style-name="P3">c. ¿Qué es la función objetivo y cuándo corresponde tenerla?</text:p>
      <text:p text:style-name="P3"/>
      <text:p text:style-name="P4">La función objeto se especifica en problemas de optimización, y se refiere a optimizar alguna cantidad. </text:p>
      <text:p text:style-name="P4">Por ejemplo si se tiene un problema de colorear un mapa con la minima cantidad de colores, es un problema de optimización. Entonces en este caso corresponde tener una función objeto. Esta seria f = min (cantColores(t)), donde cantColores(t) es la cantidad de colores deistintos utilizados en una tupla solución. Por otro lado si se tiene un problema de colocar n reinas en un tablero de ajedrez de nxn, de tal forma que dos reinas cualesquiera no puedan comerse entra si. No es un problema de optimización, por lo que no corresponde tener una función objeto.</text:p>
      <text:p text:style-name="P4"/>
      <text:p text:style-name="P4"/>
      <text:p text:style-name="P4"/>
      <text:p text:style-name="P4"/>
      <text:p text:style-name="P4"><text:soft-page-break/>d. Si no se controla un predicado de poda, ¿se pierden soluciones?</text:p>
      <text:p text:style-name="P4"/>
      <text:p text:style-name="P5">Dependiendo del problema a resolver, pueden existir datos obtenidos del planteo del mismo que permitan mejorar la recorrida del árbol de soluciones en cuanto a la cantidad de tuplas a generar. Estos datos se denominan predicados de poda. Se debe tener en cuenta que este no determina si una tupla sera solución, es decir el hecho de no controlar este tipo de predicados no genera “falsas” soluciones, porque dicha tupla cuando este completamente construida no verificará alguna restricción implícita o la función objetivo.</text:p>
      <text:p text:style-name="P5"/>
      <text:p text:style-name="P5"/>
      <text:p text:style-name="P5">e. ¿Cómo se determina la performance (en general) de los algoritmos de Backtracking?</text:p>
      <text:p text:style-name="P5"/>
      <text:p text:style-name="P7"><text:span text:style-name="T2">En general la eficiencia de un algoritmo de Backtracking depende de:</text:span></text:p>
      <text:p text:style-name="P7"/>
      <text:p text:style-name="P7"><text:tab/></text:p>
      <text:list xml:id="list4232309022744751692" text:style-name="L2">
        <text:list-item>
          <text:p text:style-name="P8"><text:span text:style-name="T2">Tiempo necesario para generar cada valor de una componente.</text:span></text:p>
        </text:list-item>
        <text:list-item>
          <text:p text:style-name="P8"><text:span text:style-name="T2">Cantidad de valores de cada componente que satisfacen las restricciones implícitas.</text:span></text:p>
        </text:list-item>
        <text:list-item>
          <text:p text:style-name="P8"><text:span text:style-name="T2">Tiempo necesario para evaluar las restricciones implícitas y los predicados de poda.</text:span></text:p>
        </text:list-item>
      </text:list>
      <text:p text:style-name="P7"><text:span text:style-name="T2"><text:tab/> <text:s text:c="2"/></text:span></text:p>
      <text:p text:style-name="P5"/>
      <text:p text:style-name="P4"/>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Ubuntu" svg:font-family="Ubuntu" style:font-pitch="variable"/>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0T08:17:38.776469200</meta:creation-date>
    <dc:date>2015-10-20T09:26:46.342674484</dc:date>
    <meta:editing-duration>PT4M36S</meta:editing-duration>
    <meta:editing-cycles>1</meta:editing-cycles>
    <meta:document-statistic meta:table-count="0" meta:image-count="0" meta:object-count="0" meta:page-count="2" meta:paragraph-count="18" meta:word-count="482" meta:character-count="3000" meta:non-whitespace-character-count="2518"/>
    <meta:generator>LibreOffice/4.2.8.2$Linux_X86_64 LibreOffice_project/420m0$Build-2</meta:generator>
  </office:meta>
</office:document-meta>
</file>